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11pt"/>
    </style:style>
    <style:style style:name="co3" style:family="table-column">
      <style:table-column-properties fo:break-before="auto" style:column-width="29.45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number-style style:name="N10000" number:language="en" number:country="US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0011"/>
    <style:style style:name="ce3" style:family="table-cell" style:parent-style-name="Default" style:data-style-name="N10000"/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ce181e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RegionTable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N</text:p>
          </table:table-cell>
        </table:table-row>
      </table:table>
      <table:table table:name="RegionTableJS" table:style-name="ta1">
        <table:table-column table:style-name="co1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&quot;  &quot; &amp; [RegionTable.$A2] &amp; &quot;: '&quot; &amp; [RegionTable.$B2] &amp; &quot;',&quot;" office:value-type="string" office:string-value="  AC: 'N'," calcext:value-type="string">
            <text:p><text:s text:c="2"/>AC: 'N',</text:p>
          </table:table-cell>
        </table:table-row>
        <table:table-row table:style-name="ro1">
          <table:table-cell table:formula="of:=&quot;  &quot; &amp; [RegionTable.$A3] &amp; &quot;: '&quot; &amp; [RegionTable.$B3] &amp; &quot;',&quot;" office:value-type="string" office:string-value="  AM: 'N'," calcext:value-type="string">
            <text:p><text:s text:c="2"/>AM: 'N',</text:p>
          </table:table-cell>
        </table:table-row>
        <table:table-row table:style-name="ro1">
          <table:table-cell table:formula="of:=&quot;  &quot; &amp; [RegionTable.$A4] &amp; &quot;: '&quot; &amp; [RegionTable.$B4] &amp; &quot;',&quot;" office:value-type="string" office:string-value="  AP: 'N'," calcext:value-type="string">
            <text:p><text:s text:c="2"/>AP: 'N',</text:p>
          </table:table-cell>
        </table:table-row>
        <table:table-row table:style-name="ro1">
          <table:table-cell table:formula="of:=&quot;  &quot; &amp; [RegionTable.$A5] &amp; &quot;: '&quot; &amp; [RegionTable.$B5] &amp; &quot;',&quot;" office:value-type="string" office:string-value="  BA: 'NE'," calcext:value-type="string">
            <text:p><text:s text:c="2"/>BA: 'NE',</text:p>
          </table:table-cell>
        </table:table-row>
        <table:table-row table:style-name="ro1">
          <table:table-cell table:formula="of:=&quot;  &quot; &amp; [RegionTable.$A6] &amp; &quot;: '&quot; &amp; [RegionTable.$B6] &amp; &quot;',&quot;" office:value-type="string" office:string-value="  CE: 'NE'," calcext:value-type="string">
            <text:p><text:s text:c="2"/>CE: 'NE',</text:p>
          </table:table-cell>
        </table:table-row>
        <table:table-row table:style-name="ro1">
          <table:table-cell table:formula="of:=&quot;  &quot; &amp; [RegionTable.$A7] &amp; &quot;: '&quot; &amp; [RegionTable.$B7] &amp; &quot;',&quot;" office:value-type="string" office:string-value="  DF: 'CO'," calcext:value-type="string">
            <text:p><text:s text:c="2"/>DF: 'CO',</text:p>
          </table:table-cell>
        </table:table-row>
        <table:table-row table:style-name="ro1">
          <table:table-cell table:formula="of:=&quot;  &quot; &amp; [RegionTable.$A8] &amp; &quot;: '&quot; &amp; [RegionTable.$B8] &amp; &quot;',&quot;" office:value-type="string" office:string-value="  ES: 'SE'," calcext:value-type="string">
            <text:p><text:s text:c="2"/>ES: 'SE',</text:p>
          </table:table-cell>
        </table:table-row>
        <table:table-row table:style-name="ro1">
          <table:table-cell table:formula="of:=&quot;  &quot; &amp; [RegionTable.$A9] &amp; &quot;: '&quot; &amp; [RegionTable.$B9] &amp; &quot;',&quot;" office:value-type="string" office:string-value="  GO: 'CO'," calcext:value-type="string">
            <text:p><text:s text:c="2"/>GO: 'CO',</text:p>
          </table:table-cell>
        </table:table-row>
        <table:table-row table:style-name="ro1">
          <table:table-cell table:formula="of:=&quot;  &quot; &amp; [RegionTable.$A10] &amp; &quot;: '&quot; &amp; [RegionTable.$B10] &amp; &quot;',&quot;" office:value-type="string" office:string-value="  MA: 'NE'," calcext:value-type="string">
            <text:p><text:s text:c="2"/>MA: 'NE',</text:p>
          </table:table-cell>
        </table:table-row>
        <table:table-row table:style-name="ro1">
          <table:table-cell table:formula="of:=&quot;  &quot; &amp; [RegionTable.$A11] &amp; &quot;: '&quot; &amp; [RegionTable.$B11] &amp; &quot;',&quot;" office:value-type="string" office:string-value="  MT: 'CO'," calcext:value-type="string">
            <text:p><text:s text:c="2"/>MT: 'CO',</text:p>
          </table:table-cell>
        </table:table-row>
        <table:table-row table:style-name="ro1">
          <table:table-cell table:formula="of:=&quot;  &quot; &amp; [RegionTable.$A12] &amp; &quot;: '&quot; &amp; [RegionTable.$B12] &amp; &quot;',&quot;" office:value-type="string" office:string-value="  MS: 'CO'," calcext:value-type="string">
            <text:p><text:s text:c="2"/>MS: 'CO',</text:p>
          </table:table-cell>
        </table:table-row>
        <table:table-row table:style-name="ro1">
          <table:table-cell table:formula="of:=&quot;  &quot; &amp; [RegionTable.$A13] &amp; &quot;: '&quot; &amp; [RegionTable.$B13] &amp; &quot;',&quot;" office:value-type="string" office:string-value="  MG: 'SE'," calcext:value-type="string">
            <text:p><text:s text:c="2"/>MG: 'SE',</text:p>
          </table:table-cell>
        </table:table-row>
        <table:table-row table:style-name="ro1">
          <table:table-cell table:formula="of:=&quot;  &quot; &amp; [RegionTable.$A14] &amp; &quot;: '&quot; &amp; [RegionTable.$B14] &amp; &quot;',&quot;" office:value-type="string" office:string-value="  PA: 'N'," calcext:value-type="string">
            <text:p><text:s text:c="2"/>PA: 'N',</text:p>
          </table:table-cell>
        </table:table-row>
        <table:table-row table:style-name="ro1">
          <table:table-cell table:formula="of:=&quot;  &quot; &amp; [RegionTable.$A15] &amp; &quot;: '&quot; &amp; [RegionTable.$B15] &amp; &quot;',&quot;" office:value-type="string" office:string-value="  PB: 'NE'," calcext:value-type="string">
            <text:p><text:s text:c="2"/>PB: 'NE',</text:p>
          </table:table-cell>
        </table:table-row>
        <table:table-row table:style-name="ro1">
          <table:table-cell table:formula="of:=&quot;  &quot; &amp; [RegionTable.$A16] &amp; &quot;: '&quot; &amp; [RegionTable.$B16] &amp; &quot;',&quot;" office:value-type="string" office:string-value="  PR: 'S'," calcext:value-type="string">
            <text:p><text:s text:c="2"/>PR: 'S',</text:p>
          </table:table-cell>
        </table:table-row>
        <table:table-row table:style-name="ro1">
          <table:table-cell table:formula="of:=&quot;  &quot; &amp; [RegionTable.$A17] &amp; &quot;: '&quot; &amp; [RegionTable.$B17] &amp; &quot;',&quot;" office:value-type="string" office:string-value="  PE: 'NE'," calcext:value-type="string">
            <text:p><text:s text:c="2"/>PE: 'NE',</text:p>
          </table:table-cell>
        </table:table-row>
        <table:table-row table:style-name="ro1">
          <table:table-cell table:formula="of:=&quot;  &quot; &amp; [RegionTable.$A18] &amp; &quot;: '&quot; &amp; [RegionTable.$B18] &amp; &quot;',&quot;" office:value-type="string" office:string-value="  PI: 'NE'," calcext:value-type="string">
            <text:p><text:s text:c="2"/>PI: 'NE',</text:p>
          </table:table-cell>
        </table:table-row>
        <table:table-row table:style-name="ro1">
          <table:table-cell table:formula="of:=&quot;  &quot; &amp; [RegionTable.$A19] &amp; &quot;: '&quot; &amp; [RegionTable.$B19] &amp; &quot;',&quot;" office:value-type="string" office:string-value="  RN: 'NE'," calcext:value-type="string">
            <text:p><text:s text:c="2"/>RN: 'NE',</text:p>
          </table:table-cell>
        </table:table-row>
        <table:table-row table:style-name="ro1">
          <table:table-cell table:formula="of:=&quot;  &quot; &amp; [RegionTable.$A20] &amp; &quot;: '&quot; &amp; [RegionTable.$B20] &amp; &quot;',&quot;" office:value-type="string" office:string-value="  RS: 'S'," calcext:value-type="string">
            <text:p><text:s text:c="2"/>RS: 'S',</text:p>
          </table:table-cell>
        </table:table-row>
        <table:table-row table:style-name="ro1">
          <table:table-cell table:formula="of:=&quot;  &quot; &amp; [RegionTable.$A21] &amp; &quot;: '&quot; &amp; [RegionTable.$B21] &amp; &quot;',&quot;" office:value-type="string" office:string-value="  RJ: 'SE'," calcext:value-type="string">
            <text:p><text:s text:c="2"/>RJ: 'SE',</text:p>
          </table:table-cell>
        </table:table-row>
        <table:table-row table:style-name="ro1">
          <table:table-cell table:formula="of:=&quot;  &quot; &amp; [RegionTable.$A22] &amp; &quot;: '&quot; &amp; [RegionTable.$B22] &amp; &quot;',&quot;" office:value-type="string" office:string-value="  RO: 'N'," calcext:value-type="string">
            <text:p><text:s text:c="2"/>RO: 'N',</text:p>
          </table:table-cell>
        </table:table-row>
        <table:table-row table:style-name="ro1">
          <table:table-cell table:formula="of:=&quot;  &quot; &amp; [RegionTable.$A23] &amp; &quot;: '&quot; &amp; [RegionTable.$B23] &amp; &quot;',&quot;" office:value-type="string" office:string-value="  RR: 'N'," calcext:value-type="string">
            <text:p><text:s text:c="2"/>RR: 'N',</text:p>
          </table:table-cell>
        </table:table-row>
        <table:table-row table:style-name="ro1">
          <table:table-cell table:formula="of:=&quot;  &quot; &amp; [RegionTable.$A24] &amp; &quot;: '&quot; &amp; [RegionTable.$B24] &amp; &quot;',&quot;" office:value-type="string" office:string-value="  SC: 'S'," calcext:value-type="string">
            <text:p><text:s text:c="2"/>SC: 'S',</text:p>
          </table:table-cell>
        </table:table-row>
        <table:table-row table:style-name="ro1">
          <table:table-cell table:formula="of:=&quot;  &quot; &amp; [RegionTable.$A25] &amp; &quot;: '&quot; &amp; [RegionTable.$B25] &amp; &quot;',&quot;" office:value-type="string" office:string-value="  SP: 'SE'," calcext:value-type="string">
            <text:p><text:s text:c="2"/>SP: 'SE',</text:p>
          </table:table-cell>
        </table:table-row>
        <table:table-row table:style-name="ro1">
          <table:table-cell table:formula="of:=&quot;  &quot; &amp; [RegionTable.$A26] &amp; &quot;: '&quot; &amp; [RegionTable.$B26] &amp; &quot;',&quot;" office:value-type="string" office:string-value="  SE: 'NE'," calcext:value-type="string">
            <text:p><text:s text:c="2"/>SE: 'NE',</text:p>
          </table:table-cell>
        </table:table-row>
        <table:table-row table:style-name="ro1">
          <table:table-cell table:formula="of:=&quot;  &quot; &amp; [RegionTable.$A27] &amp; &quot;: '&quot; &amp; [RegionTable.$B27] &amp; &quot;'&quot;" office:value-type="string" office:string-value="  TO: 'N'" calcext:value-type="string">
            <text:p><text:s text:c="2"/>TO: 'N'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iecTable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<text:span text:style-name="T1">Same</text:span> State</text:p>
          </table:table-cell>
          <table:table-cell table:style-name="Default" office:value-type="string" calcext:value-type="string">
            <text:p><text:span text:style-name="T1">Other</text:span> Stat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26" calcext:value-type="percentage">
            <text:p>4.26%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0393" calcext:value-type="percentage">
            <text:p>3.93%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percentage" office:value="0.0273" calcext:value-type="percentage">
            <text:p>2.73%</text:p>
          </table:table-cell>
          <table:table-cell office:value-type="percentage" office:value="0.0139" calcext:value-type="percentage">
            <text:p>1.39%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percentage" office:value="0.0841" calcext:value-type="percentage">
            <text:p>8.41%</text:p>
          </table:table-cell>
          <table:table-cell office:value-type="percentage" office:value="0.0908" calcext:value-type="percentage">
            <text:p>9.08%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584" calcext:value-type="percentage">
            <text:p>5.84%</text:p>
          </table:table-cell>
        </table:table-row>
      </table:table>
      <table:table table:name="iecTableJS" table:style-name="ta1">
        <table:table-column table:style-name="co1" table:default-cell-style-name="ce3"/>
        <table:table-row table:style-name="ro1">
          <table:table-cell table:style-name="Default" office:value-type="string" calcext:value-type="string">
            <text:p>{</text:p>
          </table:table-cell>
        </table:table-row>
        <table:table-row table:style-name="ro1">
          <table:table-cell table:formula="of:=&quot;  &quot; &amp; [iecTable.$A2] &amp; &quot;: [ &quot; &amp; [iecTable.$B2] &amp; &quot;, &quot; &amp; [iecTable.$C2] &amp; &quot; ],&quot;" office:value-type="string" office:string-value="  CO: [ 0.061, 0.0426 ]," calcext:value-type="string">
            <text:p><text:s text:c="2"/>CO: [ 0.061, 0.0426 ],</text:p>
          </table:table-cell>
        </table:table-row>
        <table:table-row table:style-name="ro1">
          <table:table-cell table:formula="of:=&quot;  &quot; &amp; [iecTable.$A3] &amp; &quot;: [ &quot; &amp; [iecTable.$B3] &amp; &quot;, &quot; &amp; [iecTable.$C3] &amp; &quot; ],&quot;" office:value-type="string" office:string-value="  N: [ 0.045, 0.0393 ]," calcext:value-type="string">
            <text:p><text:s text:c="2"/>N: [ 0.045, 0.0393 ],</text:p>
          </table:table-cell>
        </table:table-row>
        <table:table-row table:style-name="ro1">
          <table:table-cell table:formula="of:=&quot;  &quot; &amp; [iecTable.$A4] &amp; &quot;: [ &quot; &amp; [iecTable.$B4] &amp; &quot;, &quot; &amp; [iecTable.$C4] &amp; &quot; ],&quot;" office:value-type="string" office:string-value="  NE: [ 0.0273, 0.0139 ]," calcext:value-type="string">
            <text:p><text:s text:c="2"/>NE: [ 0.0273, 0.0139 ],</text:p>
          </table:table-cell>
        </table:table-row>
        <table:table-row table:style-name="ro1">
          <table:table-cell table:formula="of:=&quot;  &quot; &amp; [iecTable.$A5] &amp; &quot;: [ &quot; &amp; [iecTable.$B5] &amp; &quot;, &quot; &amp; [iecTable.$C5] &amp; &quot; ],&quot;" office:value-type="string" office:string-value="  S: [ 0.0841, 0.0908 ]," calcext:value-type="string">
            <text:p><text:s text:c="2"/>S: [ 0.0841, 0.0908 ],</text:p>
          </table:table-cell>
        </table:table-row>
        <table:table-row table:style-name="ro1">
          <table:table-cell table:formula="of:=&quot;  &quot; &amp; [iecTable.$A6] &amp; &quot;: [ &quot; &amp; [iecTable.$B6] &amp; &quot;, &quot; &amp; [iecTable.$C6] &amp; &quot; ]&quot;" office:value-type="string" office:string-value="  SE: [ 0.065, 0.0584 ]" calcext:value-type="string">
            <text:p><text:s text:c="2"/>SE: [ 0.065, 0.0584 ]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istTable" table:style-name="ta1">
        <table:table-column table:style-name="co2" table:default-cell-style-name="ce1"/>
        <table:table-column table:style-name="co3" table:number-columns-repeated="26" table:default-cell-style-name="ce1"/>
        <table:table-column table:style-name="co4" table:number-columns-repeated="997" table:default-cell-style-name="ce1"/>
        <table:table-row table:style-name="ro1">
          <table:table-cell table:style-name="Default"/>
          <table:table-cell office:value-type="string" calcext:value-type="string">
            <text:p>A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2" office:value-type="percentage" office:value="0.12" calcext:value-type="percentage">
            <text:p>1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</text:p>
          </table:table-cell>
          <table:table-cell table:number-columns-repeated="11"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table:number-columns-repeated="4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4"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</text:p>
          </table:table-cell>
          <table:table-cell office:value-type="percentage" office:value="0.12" calcext:value-type="percentage">
            <text:p>12%</text:p>
          </table:table-cell>
          <table:table-cell table:number-columns-repeated="2" office:value-type="percentage" office:value="0.07" calcext:value-type="percentage">
            <text:p>7%</text:p>
          </table:table-cell>
          <table:table-cell office:value-type="percentage" office:value="0.06" calcext:value-type="percentage">
            <text:p>6%</text:p>
          </table:table-cell>
          <table:table-cell table:number-columns-repeated="7" office:value-type="percentage" office:value="0.12" calcext:value-type="percentage">
            <text:p>12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percentage" office:value="0.12" calcext:value-type="percentage">
            <text:p>12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F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13"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</text:p>
          </table:table-cell>
          <table:table-cell office:value-type="percentage" office:value="0.12" calcext:value-type="percentage">
            <text:p>12%</text:p>
          </table:table-cell>
          <table:table-cell table:number-columns-repeated="2" office:value-type="percentage" office:value="0.04" calcext:value-type="percentage">
            <text:p>4%</text:p>
          </table:table-cell>
          <table:table-cell table:number-columns-repeated="3" office:value-type="percentage" office:value="0.12" calcext:value-type="percentage">
            <text:p>12%</text:p>
          </table:table-cell>
          <table:table-cell office:value-type="percentage" office:value="0.08" calcext:value-type="percentage">
            <text:p>8%</text:p>
          </table:table-cell>
          <table:table-cell table:number-columns-repeated="5"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table:number-columns-repeated="3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4"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table:number-columns-repeated="2"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table:number-columns-repeated="8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S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" calcext:value-type="percentage">
            <text:p>10%</text:p>
          </table:table-cell>
          <table:table-cell table:number-columns-repeated="6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4" office:value-type="percentage" office:value="0.12" calcext:value-type="percentage">
            <text:p>12%</text:p>
          </table:table-cell>
          <table:table-cell office:value-type="percentage" office:value="0.11" calcext:value-type="percentage">
            <text:p>11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G</text:p>
          </table:table-cell>
          <table:table-cell table:number-columns-repeated="3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1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6" calcext:value-type="percentage">
            <text:p>16%</text:p>
          </table:table-cell>
          <table:table-cell table:number-columns-repeated="11" office:value-type="percentage" office:value="0.12" calcext:value-type="percentage">
            <text:p>12%</text:p>
          </table:table-cell>
          <table:table-cell office:value-type="percentage" office:value="0.16" calcext:value-type="percentage">
            <text:p>16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B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4" office:value-type="percentage" office:value="0.11" calcext:value-type="percentage">
            <text:p>11%</text:p>
          </table:table-cell>
          <table:table-cell table:number-columns-repeated="5" office:value-type="percentage" office:value="0.12" calcext:value-type="percentage">
            <text:p>12%</text:p>
          </table:table-cell>
          <table:table-cell table:number-columns-repeated="3" office:value-type="percentage" office:value="0.11" calcext:value-type="percentage">
            <text:p>11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1" calcext:value-type="percentage">
            <text:p>11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1" office:value-type="percentage" office:value="0.12" calcext:value-type="percentage">
            <text:p>12%</text:p>
          </table:table-cell>
          <table:table-cell office:value-type="percentage" office:value="0.06" calcext:value-type="percentage">
            <text:p>6%</text:p>
          </table:table-cell>
          <table:table-cell table:number-columns-repeated="4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table:number-columns-repeated="6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7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N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</text:p>
          </table:table-cell>
          <table:table-cell table:number-columns-repeated="14"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J</text:p>
          </table:table-cell>
          <table:table-cell table:number-columns-repeated="8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3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3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11"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table:number-columns-repeated="4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12" office:value-type="percentage" office:value="0.12" calcext:value-type="percentage">
            <text:p>12%</text:p>
          </table:table-cell>
          <table:table-cell office:value-type="percentage" office:value="0.07" calcext:value-type="percentage">
            <text:p>7%</text:p>
          </table:table-cell>
          <table:table-cell table:number-columns-repeated="3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6" calcext:value-type="percentage">
            <text:p>16%</text:p>
          </table:table-cell>
          <table:table-cell table:number-columns-repeated="4" office:value-type="percentage" office:value="0.12" calcext:value-type="percentage">
            <text:p>12%</text:p>
          </table:table-cell>
          <table:table-cell table:number-columns-repeated="2" office:value-type="percentage" office:value="0.16" calcext:value-type="percentage">
            <text:p>16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2" office:value-type="percentage" office:value="0.16" calcext:value-type="percentage">
            <text:p>16%</text:p>
          </table:table-cell>
          <table:table-cell office:value-type="percentage" office:value="0.12" calcext:value-type="percentage">
            <text:p>12%</text:p>
          </table:table-cell>
          <table:table-cell table:number-columns-repeated="3" office:value-type="percentage" office:value="0.16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18" calcext:value-type="percentage">
            <text:p>18%</text:p>
          </table:table-cell>
          <table:table-cell table:number-columns-repeated="2" office:value-type="percentage" office:value="0.12" calcext:value-type="percentage">
            <text:p>12%</text:p>
          </table:table-cell>
          <table:table-cell office:value-type="percentage" office:value="0.18" calcext:value-type="percentage">
            <text:p>1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7" calcext:value-type="percentage">
            <text:p>17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18" calcext:value-type="percentage">
            <text:p>18%</text:p>
          </table:table-cell>
          <table:table-cell table:number-columns-repeated="3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0" office:value-type="percentage" office:value="0.12" calcext:value-type="percentage">
            <text:p>12%</text:p>
          </table:table-cell>
          <table:table-cell office:value-type="percentage" office:value="0.18" calcext:value-type="percentage">
            <text:p>18%</text:p>
          </table:table-cell>
          <table:table-cell table:number-columns-repeated="5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tTableJ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{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formula="of:=&quot;  &quot; &amp; [istTable.B$1] &amp; &quot;: {&quot;" office:value-type="string" office:string-value="  AM: {" calcext:value-type="string">
            <text:p><text:s text:c="2"/>AM: {</text:p>
          </table:table-cell>
          <table:table-cell table:formula="of:=&quot;  &quot; &amp; [istTable.C$1] &amp; &quot;: {&quot;" office:value-type="string" office:string-value="  BA: {" calcext:value-type="string">
            <text:p><text:s text:c="2"/>BA: {</text:p>
          </table:table-cell>
          <table:table-cell table:formula="of:=&quot;  &quot; &amp; [istTable.D$1] &amp; &quot;: {&quot;" office:value-type="string" office:string-value="  CE: {" calcext:value-type="string">
            <text:p><text:s text:c="2"/>CE: {</text:p>
          </table:table-cell>
          <table:table-cell table:style-name="ce4" table:formula="of:=&quot;  &quot; &amp; [istTable.E$1] &amp; &quot;: {&quot;" office:value-type="string" office:string-value="  ES: {" calcext:value-type="string">
            <text:p><text:s text:c="2"/>ES: {</text:p>
          </table:table-cell>
          <table:table-cell table:formula="of:=&quot;  &quot; &amp; [istTable.F$1] &amp; &quot;: {&quot;" office:value-type="string" office:string-value="  GO: {" calcext:value-type="string">
            <text:p><text:s text:c="2"/>GO: {</text:p>
          </table:table-cell>
          <table:table-cell table:formula="of:=&quot;  &quot; &amp; [istTable.G$1] &amp; &quot;: {&quot;" office:value-type="string" office:string-value="  MA: {" calcext:value-type="string">
            <text:p><text:s text:c="2"/>MA: {</text:p>
          </table:table-cell>
          <table:table-cell table:formula="of:=&quot;  &quot; &amp; [istTable.H$1] &amp; &quot;: {&quot;" office:value-type="string" office:string-value="  MT: {" calcext:value-type="string">
            <text:p><text:s text:c="2"/>MT: {</text:p>
          </table:table-cell>
          <table:table-cell table:formula="of:=&quot;  &quot; &amp; [istTable.I$1] &amp; &quot;: {&quot;" office:value-type="string" office:string-value="  MG: {" calcext:value-type="string">
            <text:p><text:s text:c="2"/>MG: {</text:p>
          </table:table-cell>
          <table:table-cell table:formula="of:=&quot;  &quot; &amp; [istTable.J$1] &amp; &quot;: {&quot;" office:value-type="string" office:string-value="  PA: {" calcext:value-type="string">
            <text:p><text:s text:c="2"/>PA: {</text:p>
          </table:table-cell>
          <table:table-cell table:formula="of:=&quot;  &quot; &amp; [istTable.K$1] &amp; &quot;: {&quot;" office:value-type="string" office:string-value="  PB: {" calcext:value-type="string">
            <text:p><text:s text:c="2"/>PB: {</text:p>
          </table:table-cell>
          <table:table-cell table:formula="of:=&quot;  &quot; &amp; [istTable.L$1] &amp; &quot;: {&quot;" office:value-type="string" office:string-value="  PR: {" calcext:value-type="string">
            <text:p><text:s text:c="2"/>PR: {</text:p>
          </table:table-cell>
          <table:table-cell table:formula="of:=&quot;  &quot; &amp; [istTable.M$1] &amp; &quot;: {&quot;" office:value-type="string" office:string-value="  PE: {" calcext:value-type="string">
            <text:p><text:s text:c="2"/>PE: {</text:p>
          </table:table-cell>
          <table:table-cell table:formula="of:=&quot;  &quot; &amp; [istTable.N$1] &amp; &quot;: {&quot;" office:value-type="string" office:string-value="  RS: {" calcext:value-type="string">
            <text:p><text:s text:c="2"/>RS: {</text:p>
          </table:table-cell>
          <table:table-cell table:formula="of:=&quot;  &quot; &amp; [istTable.O$1] &amp; &quot;: {&quot;" office:value-type="string" office:string-value="  RJ: {" calcext:value-type="string">
            <text:p><text:s text:c="2"/>RJ: {</text:p>
          </table:table-cell>
          <table:table-cell table:formula="of:=&quot;  &quot; &amp; [istTable.P$1] &amp; &quot;: {&quot;" office:value-type="string" office:string-value="  SC: {" calcext:value-type="string">
            <text:p><text:s text:c="2"/>SC: {</text:p>
          </table:table-cell>
          <table:table-cell table:formula="of:=&quot;  &quot; &amp; [istTable.Q$1] &amp; &quot;: {&quot;" office:value-type="string" office:string-value="  SP: {" calcext:value-type="string">
            <text:p><text:s text:c="2"/>SP: {</text:p>
          </table:table-cell>
        </table:table-row>
        <table:table-row table:style-name="ro1">
          <table:table-cell table:formula="of:=&quot;    &quot; &amp; [istTable.$A2] &amp; &quot;: &quot; &amp; [istTable.B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C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D2] &amp; &quot;,&quot;" office:value-type="string" office:string-value="    AC: 0.12," calcext:value-type="string">
            <text:p><text:s text:c="4"/>AC: 0.12,</text:p>
          </table:table-cell>
          <table:table-cell table:style-name="ce4" table:formula="of:=&quot;    &quot; &amp; [istTable.$A2] &amp; &quot;: &quot; &amp; [istTable.E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F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G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H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I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J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K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L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M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N2] &amp; &quot;,&quot;" office:value-type="string" office:string-value="    AC: 0.08," calcext:value-type="string">
            <text:p><text:s text:c="4"/>AC: 0.08,</text:p>
          </table:table-cell>
          <table:table-cell table:formula="of:=&quot;    &quot; &amp; [istTable.$A2] &amp; &quot;: &quot; &amp; [istTable.O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P2] &amp; &quot;,&quot;" office:value-type="string" office:string-value="    AC: 0.09," calcext:value-type="string">
            <text:p><text:s text:c="4"/>AC: 0.09,</text:p>
          </table:table-cell>
          <table:table-cell table:formula="of:=&quot;    &quot; &amp; [istTable.$A2] &amp; &quot;: &quot; &amp; [istTable.Q2] &amp; &quot;,&quot;" office:value-type="string" office:string-value="    AC: 0.12," calcext:value-type="string">
            <text:p><text:s text:c="4"/>AC: 0.12,</text:p>
          </table:table-cell>
        </table:table-row>
        <table:table-row table:style-name="ro1">
          <table:table-cell table:formula="of:=&quot;    &quot; &amp; [istTable.$A3] &amp; &quot;: &quot; &amp; [istTable.B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C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D3] &amp; &quot;,&quot;" office:value-type="string" office:string-value="    AM: 0.12," calcext:value-type="string">
            <text:p><text:s text:c="4"/>AM: 0.12,</text:p>
          </table:table-cell>
          <table:table-cell table:style-name="ce4" table:formula="of:=&quot;    &quot; &amp; [istTable.$A3] &amp; &quot;: &quot; &amp; [istTable.E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F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G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H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I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J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K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L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M3] &amp; &quot;,&quot;" office:value-type="string" office:string-value="    AM: 0.09," calcext:value-type="string">
            <text:p><text:s text:c="4"/>AM: 0.09,</text:p>
          </table:table-cell>
          <table:table-cell table:formula="of:=&quot;    &quot; &amp; [istTable.$A3] &amp; &quot;: &quot; &amp; [istTable.N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O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P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Q3] &amp; &quot;,&quot;" office:value-type="string" office:string-value="    AM: 0.12," calcext:value-type="string">
            <text:p><text:s text:c="4"/>AM: 0.12,</text:p>
          </table:table-cell>
        </table:table-row>
        <table:table-row table:style-name="ro1">
          <table:table-cell table:formula="of:=&quot;    &quot; &amp; [istTable.$A4] &amp; &quot;: &quot; &amp; [istTable.B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C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D4] &amp; &quot;,&quot;" office:value-type="string" office:string-value="    AP: 0.12," calcext:value-type="string">
            <text:p><text:s text:c="4"/>AP: 0.12,</text:p>
          </table:table-cell>
          <table:table-cell table:style-name="ce4" table:formula="of:=&quot;    &quot; &amp; [istTable.$A4] &amp; &quot;: &quot; &amp; [istTable.E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F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G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H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I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J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K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L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M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N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O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P4] &amp; &quot;,&quot;" office:value-type="string" office:string-value="    AP: 0.09," calcext:value-type="string">
            <text:p><text:s text:c="4"/>AP: 0.09,</text:p>
          </table:table-cell>
          <table:table-cell table:formula="of:=&quot;    &quot; &amp; [istTable.$A4] &amp; &quot;: &quot; &amp; [istTable.Q4] &amp; &quot;,&quot;" office:value-type="string" office:string-value="    AP: 0.12," calcext:value-type="string">
            <text:p><text:s text:c="4"/>AP: 0.12,</text:p>
          </table:table-cell>
        </table:table-row>
        <table:table-row table:style-name="ro1">
          <table:table-cell table:formula="of:=&quot;    &quot; &amp; [istTable.$A5] &amp; &quot;: &quot; &amp; [istTable.B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C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D5] &amp; &quot;,&quot;" office:value-type="string" office:string-value="    BA: 0.12," calcext:value-type="string">
            <text:p><text:s text:c="4"/>BA: 0.12,</text:p>
          </table:table-cell>
          <table:table-cell table:style-name="ce4" table:formula="of:=&quot;    &quot; &amp; [istTable.$A5] &amp; &quot;: &quot; &amp; [istTable.E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F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G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H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I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J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K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L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M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N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O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P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Q5] &amp; &quot;,&quot;" office:value-type="string" office:string-value="    BA: 0.12," calcext:value-type="string">
            <text:p><text:s text:c="4"/>BA: 0.12,</text:p>
          </table:table-cell>
        </table:table-row>
        <table:table-row table:style-name="ro1">
          <table:table-cell table:formula="of:=&quot;    &quot; &amp; [istTable.$A6] &amp; &quot;: &quot; &amp; [istTable.B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C6] &amp; &quot;,&quot;" office:value-type="string" office:string-value="    CE: 0.07," calcext:value-type="string">
            <text:p><text:s text:c="4"/>CE: 0.07,</text:p>
          </table:table-cell>
          <table:table-cell table:formula="of:=&quot;    &quot; &amp; [istTable.$A6] &amp; &quot;: &quot; &amp; [istTable.D6] &amp; &quot;,&quot;" office:value-type="string" office:string-value="    CE: 0.07," calcext:value-type="string">
            <text:p><text:s text:c="4"/>CE: 0.07,</text:p>
          </table:table-cell>
          <table:table-cell table:style-name="ce4" table:formula="of:=&quot;    &quot; &amp; [istTable.$A6] &amp; &quot;: &quot; &amp; [istTable.E6] &amp; &quot;,&quot;" office:value-type="string" office:string-value="    CE: 0.06," calcext:value-type="string">
            <text:p><text:s text:c="4"/>CE: 0.06,</text:p>
          </table:table-cell>
          <table:table-cell table:formula="of:=&quot;    &quot; &amp; [istTable.$A6] &amp; &quot;: &quot; &amp; [istTable.F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G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H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I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J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K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L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M6] &amp; &quot;,&quot;" office:value-type="string" office:string-value="    CE: 0.1," calcext:value-type="string">
            <text:p><text:s text:c="4"/>CE: 0.1,</text:p>
          </table:table-cell>
          <table:table-cell table:formula="of:=&quot;    &quot; &amp; [istTable.$A6] &amp; &quot;: &quot; &amp; [istTable.N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O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P6] &amp; &quot;,&quot;" office:value-type="string" office:string-value="    CE: 0.11," calcext:value-type="string">
            <text:p><text:s text:c="4"/>CE: 0.11,</text:p>
          </table:table-cell>
          <table:table-cell table:formula="of:=&quot;    &quot; &amp; [istTable.$A6] &amp; &quot;: &quot; &amp; [istTable.Q6] &amp; &quot;,&quot;" office:value-type="string" office:string-value="    CE: 0.12," calcext:value-type="string">
            <text:p><text:s text:c="4"/>CE: 0.12,</text:p>
          </table:table-cell>
        </table:table-row>
        <table:table-row table:style-name="ro1">
          <table:table-cell table:formula="of:=&quot;    &quot; &amp; [istTable.$A7] &amp; &quot;: &quot; &amp; [istTable.B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C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D7] &amp; &quot;,&quot;" office:value-type="string" office:string-value="    DF: 0.12," calcext:value-type="string">
            <text:p><text:s text:c="4"/>DF: 0.12,</text:p>
          </table:table-cell>
          <table:table-cell table:style-name="ce4" table:formula="of:=&quot;    &quot; &amp; [istTable.$A7] &amp; &quot;: &quot; &amp; [istTable.E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F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G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H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I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J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K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L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M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N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O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P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Q7] &amp; &quot;,&quot;" office:value-type="string" office:string-value="    DF: 0.12," calcext:value-type="string">
            <text:p><text:s text:c="4"/>DF: 0.12,</text:p>
          </table:table-cell>
        </table:table-row>
        <table:table-row table:style-name="ro1">
          <table:table-cell table:formula="of:=&quot;    &quot; &amp; [istTable.$A8] &amp; &quot;: &quot; &amp; [istTable.B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C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D8] &amp; &quot;,&quot;" office:value-type="string" office:string-value="    ES: 0.12," calcext:value-type="string">
            <text:p><text:s text:c="4"/>ES: 0.12,</text:p>
          </table:table-cell>
          <table:table-cell table:style-name="ce4" table:formula="of:=&quot;    &quot; &amp; [istTable.$A8] &amp; &quot;: &quot; &amp; [istTable.E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F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G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H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I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J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K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L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M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N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O8] &amp; &quot;,&quot;" office:value-type="string" office:string-value="    ES: 0.09," calcext:value-type="string">
            <text:p><text:s text:c="4"/>ES: 0.09,</text:p>
          </table:table-cell>
          <table:table-cell table:formula="of:=&quot;    &quot; &amp; [istTable.$A8] &amp; &quot;: &quot; &amp; [istTable.P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Q8] &amp; &quot;,&quot;" office:value-type="string" office:string-value="    ES: 0.12," calcext:value-type="string">
            <text:p><text:s text:c="4"/>ES: 0.12,</text:p>
          </table:table-cell>
        </table:table-row>
        <table:table-row table:style-name="ro1">
          <table:table-cell table:formula="of:=&quot;    &quot; &amp; [istTable.$A9] &amp; &quot;: &quot; &amp; [istTable.B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C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D9] &amp; &quot;,&quot;" office:value-type="string" office:string-value="    GO: 0.12," calcext:value-type="string">
            <text:p><text:s text:c="4"/>GO: 0.12,</text:p>
          </table:table-cell>
          <table:table-cell table:style-name="ce4" table:formula="of:=&quot;    &quot; &amp; [istTable.$A9] &amp; &quot;: &quot; &amp; [istTable.E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F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G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H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I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J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K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L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M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N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O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P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Q9] &amp; &quot;,&quot;" office:value-type="string" office:string-value="    GO: 0.12," calcext:value-type="string">
            <text:p><text:s text:c="4"/>GO: 0.12,</text:p>
          </table:table-cell>
        </table:table-row>
        <table:table-row table:style-name="ro1">
          <table:table-cell table:formula="of:=&quot;    &quot; &amp; [istTable.$A10] &amp; &quot;: &quot; &amp; [istTable.B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C10] &amp; &quot;,&quot;" office:value-type="string" office:string-value="    MA: 0.04," calcext:value-type="string">
            <text:p><text:s text:c="4"/>MA: 0.04,</text:p>
          </table:table-cell>
          <table:table-cell table:formula="of:=&quot;    &quot; &amp; [istTable.$A10] &amp; &quot;: &quot; &amp; [istTable.D10] &amp; &quot;,&quot;" office:value-type="string" office:string-value="    MA: 0.04," calcext:value-type="string">
            <text:p><text:s text:c="4"/>MA: 0.04,</text:p>
          </table:table-cell>
          <table:table-cell table:style-name="ce4" table:formula="of:=&quot;    &quot; &amp; [istTable.$A10] &amp; &quot;: &quot; &amp; [istTable.E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F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G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H10] &amp; &quot;,&quot;" office:value-type="string" office:string-value="    MA: 0.08," calcext:value-type="string">
            <text:p><text:s text:c="4"/>MA: 0.08,</text:p>
          </table:table-cell>
          <table:table-cell table:formula="of:=&quot;    &quot; &amp; [istTable.$A10] &amp; &quot;: &quot; &amp; [istTable.I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J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K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L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M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N10] &amp; &quot;,&quot;" office:value-type="string" office:string-value="    MA: 0.05," calcext:value-type="string">
            <text:p><text:s text:c="4"/>MA: 0.05,</text:p>
          </table:table-cell>
          <table:table-cell table:formula="of:=&quot;    &quot; &amp; [istTable.$A10] &amp; &quot;: &quot; &amp; [istTable.O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P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Q10] &amp; &quot;,&quot;" office:value-type="string" office:string-value="    MA: 0.12," calcext:value-type="string">
            <text:p><text:s text:c="4"/>MA: 0.12,</text:p>
          </table:table-cell>
        </table:table-row>
        <table:table-row table:style-name="ro1">
          <table:table-cell table:formula="of:=&quot;    &quot; &amp; [istTable.$A11] &amp; &quot;: &quot; &amp; [istTable.B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C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D11] &amp; &quot;,&quot;" office:value-type="string" office:string-value="    MT: 0.12," calcext:value-type="string">
            <text:p><text:s text:c="4"/>MT: 0.12,</text:p>
          </table:table-cell>
          <table:table-cell table:style-name="ce4" table:formula="of:=&quot;    &quot; &amp; [istTable.$A11] &amp; &quot;: &quot; &amp; [istTable.E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F11] &amp; &quot;,&quot;" office:value-type="string" office:string-value="    MT: 0.05," calcext:value-type="string">
            <text:p><text:s text:c="4"/>MT: 0.05,</text:p>
          </table:table-cell>
          <table:table-cell table:formula="of:=&quot;    &quot; &amp; [istTable.$A11] &amp; &quot;: &quot; &amp; [istTable.G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H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I11] &amp; &quot;,&quot;" office:value-type="string" office:string-value="    MT: 0.09," calcext:value-type="string">
            <text:p><text:s text:c="4"/>MT: 0.09,</text:p>
          </table:table-cell>
          <table:table-cell table:formula="of:=&quot;    &quot; &amp; [istTable.$A11] &amp; &quot;: &quot; &amp; [istTable.J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K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L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M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N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O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P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Q11] &amp; &quot;,&quot;" office:value-type="string" office:string-value="    MT: 0.12," calcext:value-type="string">
            <text:p><text:s text:c="4"/>MT: 0.12,</text:p>
          </table:table-cell>
        </table:table-row>
        <table:table-row table:style-name="ro1">
          <table:table-cell table:formula="of:=&quot;    &quot; &amp; [istTable.$A12] &amp; &quot;: &quot; &amp; [istTable.B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C12] &amp; &quot;,&quot;" office:value-type="string" office:string-value="    MS: 0.1," calcext:value-type="string">
            <text:p><text:s text:c="4"/>MS: 0.1,</text:p>
          </table:table-cell>
          <table:table-cell table:formula="of:=&quot;    &quot; &amp; [istTable.$A12] &amp; &quot;: &quot; &amp; [istTable.D12] &amp; &quot;,&quot;" office:value-type="string" office:string-value="    MS: 0.12," calcext:value-type="string">
            <text:p><text:s text:c="4"/>MS: 0.12,</text:p>
          </table:table-cell>
          <table:table-cell table:style-name="ce4" table:formula="of:=&quot;    &quot; &amp; [istTable.$A12] &amp; &quot;: &quot; &amp; [istTable.E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F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G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H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I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J12] &amp; &quot;,&quot;" office:value-type="string" office:string-value="    MS: 0.13," calcext:value-type="string">
            <text:p><text:s text:c="4"/>MS: 0.13,</text:p>
          </table:table-cell>
          <table:table-cell table:formula="of:=&quot;    &quot; &amp; [istTable.$A12] &amp; &quot;: &quot; &amp; [istTable.K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L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M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N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O12] &amp; &quot;,&quot;" office:value-type="string" office:string-value="    MS: 0.11," calcext:value-type="string">
            <text:p><text:s text:c="4"/>MS: 0.11,</text:p>
          </table:table-cell>
          <table:table-cell table:formula="of:=&quot;    &quot; &amp; [istTable.$A12] &amp; &quot;: &quot; &amp; [istTable.P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Q12] &amp; &quot;,&quot;" office:value-type="string" office:string-value="    MS: 0.12," calcext:value-type="string">
            <text:p><text:s text:c="4"/>MS: 0.12,</text:p>
          </table:table-cell>
        </table:table-row>
        <table:table-row table:style-name="ro1">
          <table:table-cell table:formula="of:=&quot;    &quot; &amp; [istTable.$A13] &amp; &quot;: &quot; &amp; [istTable.B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C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D13] &amp; &quot;,&quot;" office:value-type="string" office:string-value="    MG: 0.12," calcext:value-type="string">
            <text:p><text:s text:c="4"/>MG: 0.12,</text:p>
          </table:table-cell>
          <table:table-cell table:style-name="ce4" table:formula="of:=&quot;    &quot; &amp; [istTable.$A13] &amp; &quot;: &quot; &amp; [istTable.E13] &amp; &quot;,&quot;" office:value-type="string" office:string-value="    MG: 0.13," calcext:value-type="string">
            <text:p><text:s text:c="4"/>MG: 0.13,</text:p>
          </table:table-cell>
          <table:table-cell table:formula="of:=&quot;    &quot; &amp; [istTable.$A13] &amp; &quot;: &quot; &amp; [istTable.F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G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H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I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J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K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L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M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N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O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P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Q13] &amp; &quot;,&quot;" office:value-type="string" office:string-value="    MG: 0.12," calcext:value-type="string">
            <text:p><text:s text:c="4"/>MG: 0.12,</text:p>
          </table:table-cell>
        </table:table-row>
        <table:table-row table:style-name="ro1">
          <table:table-cell table:formula="of:=&quot;    &quot; &amp; [istTable.$A14] &amp; &quot;: &quot; &amp; [istTable.B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C14] &amp; &quot;,&quot;" office:value-type="string" office:string-value="    PA: 0.16," calcext:value-type="string">
            <text:p><text:s text:c="4"/>PA: 0.16,</text:p>
          </table:table-cell>
          <table:table-cell table:formula="of:=&quot;    &quot; &amp; [istTable.$A14] &amp; &quot;: &quot; &amp; [istTable.D14] &amp; &quot;,&quot;" office:value-type="string" office:string-value="    PA: 0.12," calcext:value-type="string">
            <text:p><text:s text:c="4"/>PA: 0.12,</text:p>
          </table:table-cell>
          <table:table-cell table:style-name="ce4" table:formula="of:=&quot;    &quot; &amp; [istTable.$A14] &amp; &quot;: &quot; &amp; [istTable.E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F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G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H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I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J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K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L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M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N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O14] &amp; &quot;,&quot;" office:value-type="string" office:string-value="    PA: 0.16," calcext:value-type="string">
            <text:p><text:s text:c="4"/>PA: 0.16,</text:p>
          </table:table-cell>
          <table:table-cell table:formula="of:=&quot;    &quot; &amp; [istTable.$A14] &amp; &quot;: &quot; &amp; [istTable.P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Q14] &amp; &quot;,&quot;" office:value-type="string" office:string-value="    PA: 0.12," calcext:value-type="string">
            <text:p><text:s text:c="4"/>PA: 0.12,</text:p>
          </table:table-cell>
        </table:table-row>
        <table:table-row table:style-name="ro1">
          <table:table-cell table:formula="of:=&quot;    &quot; &amp; [istTable.$A15] &amp; &quot;: &quot; &amp; [istTable.B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C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D15] &amp; &quot;,&quot;" office:value-type="string" office:string-value="    PB: 0.12," calcext:value-type="string">
            <text:p><text:s text:c="4"/>PB: 0.12,</text:p>
          </table:table-cell>
          <table:table-cell table:style-name="ce4" table:formula="of:=&quot;    &quot; &amp; [istTable.$A15] &amp; &quot;: &quot; &amp; [istTable.E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F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G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H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I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J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K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L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M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N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O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P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Q15] &amp; &quot;,&quot;" office:value-type="string" office:string-value="    PB: 0.12," calcext:value-type="string">
            <text:p><text:s text:c="4"/>PB: 0.12,</text:p>
          </table:table-cell>
        </table:table-row>
        <table:table-row table:style-name="ro1">
          <table:table-cell table:formula="of:=&quot;    &quot; &amp; [istTable.$A16] &amp; &quot;: &quot; &amp; [istTable.B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C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D16] &amp; &quot;,&quot;" office:value-type="string" office:string-value="    PR: 0.11," calcext:value-type="string">
            <text:p><text:s text:c="4"/>PR: 0.11,</text:p>
          </table:table-cell>
          <table:table-cell table:style-name="ce4" table:formula="of:=&quot;    &quot; &amp; [istTable.$A16] &amp; &quot;: &quot; &amp; [istTable.E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F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G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H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I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J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K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L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M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N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O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P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Q16] &amp; &quot;,&quot;" office:value-type="string" office:string-value="    PR: 0.12," calcext:value-type="string">
            <text:p><text:s text:c="4"/>PR: 0.12,</text:p>
          </table:table-cell>
        </table:table-row>
        <table:table-row table:style-name="ro1">
          <table:table-cell table:formula="of:=&quot;    &quot; &amp; [istTable.$A17] &amp; &quot;: &quot; &amp; [istTable.B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C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D17] &amp; &quot;,&quot;" office:value-type="string" office:string-value="    PE: 0.12," calcext:value-type="string">
            <text:p><text:s text:c="4"/>PE: 0.12,</text:p>
          </table:table-cell>
          <table:table-cell table:style-name="ce4" table:formula="of:=&quot;    &quot; &amp; [istTable.$A17] &amp; &quot;: &quot; &amp; [istTable.E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F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G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H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I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J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K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L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M17] &amp; &quot;,&quot;" office:value-type="string" office:string-value="    PE: 0.06," calcext:value-type="string">
            <text:p><text:s text:c="4"/>PE: 0.06,</text:p>
          </table:table-cell>
          <table:table-cell table:formula="of:=&quot;    &quot; &amp; [istTable.$A17] &amp; &quot;: &quot; &amp; [istTable.N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O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P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Q17] &amp; &quot;,&quot;" office:value-type="string" office:string-value="    PE: 0.12," calcext:value-type="string">
            <text:p><text:s text:c="4"/>PE: 0.12,</text:p>
          </table:table-cell>
        </table:table-row>
        <table:table-row table:style-name="ro1">
          <table:table-cell table:formula="of:=&quot;    &quot; &amp; [istTable.$A18] &amp; &quot;: &quot; &amp; [istTable.B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C18] &amp; &quot;,&quot;" office:value-type="string" office:string-value="    PI: 0.05," calcext:value-type="string">
            <text:p><text:s text:c="4"/>PI: 0.05,</text:p>
          </table:table-cell>
          <table:table-cell table:formula="of:=&quot;    &quot; &amp; [istTable.$A18] &amp; &quot;: &quot; &amp; [istTable.D18] &amp; &quot;,&quot;" office:value-type="string" office:string-value="    PI: 0.12," calcext:value-type="string">
            <text:p><text:s text:c="4"/>PI: 0.12,</text:p>
          </table:table-cell>
          <table:table-cell table:style-name="ce4" table:formula="of:=&quot;    &quot; &amp; [istTable.$A18] &amp; &quot;: &quot; &amp; [istTable.E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F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G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H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I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J18] &amp; &quot;,&quot;" office:value-type="string" office:string-value="    PI: 0.13," calcext:value-type="string">
            <text:p><text:s text:c="4"/>PI: 0.13,</text:p>
          </table:table-cell>
          <table:table-cell table:formula="of:=&quot;    &quot; &amp; [istTable.$A18] &amp; &quot;: &quot; &amp; [istTable.K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L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M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N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O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P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Q18] &amp; &quot;,&quot;" office:value-type="string" office:string-value="    PI: 0.12," calcext:value-type="string">
            <text:p><text:s text:c="4"/>PI: 0.12,</text:p>
          </table:table-cell>
        </table:table-row>
        <table:table-row table:style-name="ro1">
          <table:table-cell table:formula="of:=&quot;    &quot; &amp; [istTable.$A19] &amp; &quot;: &quot; &amp; [istTable.B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C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D19] &amp; &quot;,&quot;" office:value-type="string" office:string-value="    RN: 0.12," calcext:value-type="string">
            <text:p><text:s text:c="4"/>RN: 0.12,</text:p>
          </table:table-cell>
          <table:table-cell table:style-name="ce4" table:formula="of:=&quot;    &quot; &amp; [istTable.$A19] &amp; &quot;: &quot; &amp; [istTable.E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F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G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H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I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J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K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L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M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N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O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P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Q19] &amp; &quot;,&quot;" office:value-type="string" office:string-value="    RN: 0.12," calcext:value-type="string">
            <text:p><text:s text:c="4"/>RN: 0.12,</text:p>
          </table:table-cell>
        </table:table-row>
        <table:table-row table:style-name="ro1">
          <table:table-cell table:formula="of:=&quot;    &quot; &amp; [istTable.$A20] &amp; &quot;: &quot; &amp; [istTable.B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C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D20] &amp; &quot;,&quot;" office:value-type="string" office:string-value="    RS: 0.12," calcext:value-type="string">
            <text:p><text:s text:c="4"/>RS: 0.12,</text:p>
          </table:table-cell>
          <table:table-cell table:style-name="ce4" table:formula="of:=&quot;    &quot; &amp; [istTable.$A20] &amp; &quot;: &quot; &amp; [istTable.E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F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G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H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I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J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K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L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M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N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O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P20] &amp; &quot;,&quot;" office:value-type="string" office:string-value="    RS: 0.05," calcext:value-type="string">
            <text:p><text:s text:c="4"/>RS: 0.05,</text:p>
          </table:table-cell>
          <table:table-cell table:formula="of:=&quot;    &quot; &amp; [istTable.$A20] &amp; &quot;: &quot; &amp; [istTable.Q20] &amp; &quot;,&quot;" office:value-type="string" office:string-value="    RS: 0.12," calcext:value-type="string">
            <text:p><text:s text:c="4"/>RS: 0.12,</text:p>
          </table:table-cell>
        </table:table-row>
        <table:table-row table:style-name="ro1">
          <table:table-cell table:formula="of:=&quot;    &quot; &amp; [istTable.$A21] &amp; &quot;: &quot; &amp; [istTable.B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C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D21] &amp; &quot;,&quot;" office:value-type="string" office:string-value="    RJ: 0.12," calcext:value-type="string">
            <text:p><text:s text:c="4"/>RJ: 0.12,</text:p>
          </table:table-cell>
          <table:table-cell table:style-name="ce4" table:formula="of:=&quot;    &quot; &amp; [istTable.$A21] &amp; &quot;: &quot; &amp; [istTable.E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F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G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H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I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J21] &amp; &quot;,&quot;" office:value-type="string" office:string-value="    RJ: 0.13," calcext:value-type="string">
            <text:p><text:s text:c="4"/>RJ: 0.13,</text:p>
          </table:table-cell>
          <table:table-cell table:formula="of:=&quot;    &quot; &amp; [istTable.$A21] &amp; &quot;: &quot; &amp; [istTable.K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L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M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N21] &amp; &quot;,&quot;" office:value-type="string" office:string-value="    RJ: 0.13," calcext:value-type="string">
            <text:p><text:s text:c="4"/>RJ: 0.13,</text:p>
          </table:table-cell>
          <table:table-cell table:formula="of:=&quot;    &quot; &amp; [istTable.$A21] &amp; &quot;: &quot; &amp; [istTable.O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P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Q21] &amp; &quot;,&quot;" office:value-type="string" office:string-value="    RJ: 0.12," calcext:value-type="string">
            <text:p><text:s text:c="4"/>RJ: 0.12,</text:p>
          </table:table-cell>
        </table:table-row>
        <table:table-row table:style-name="ro1">
          <table:table-cell table:formula="of:=&quot;    &quot; &amp; [istTable.$A22] &amp; &quot;: &quot; &amp; [istTable.B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C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D22] &amp; &quot;,&quot;" office:value-type="string" office:string-value="    RO: 0.12," calcext:value-type="string">
            <text:p><text:s text:c="4"/>RO: 0.12,</text:p>
          </table:table-cell>
          <table:table-cell table:style-name="ce4" table:formula="of:=&quot;    &quot; &amp; [istTable.$A22] &amp; &quot;: &quot; &amp; [istTable.E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F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G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H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I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J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K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L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M22] &amp; &quot;,&quot;" office:value-type="string" office:string-value="    RO: 0.05," calcext:value-type="string">
            <text:p><text:s text:c="4"/>RO: 0.05,</text:p>
          </table:table-cell>
          <table:table-cell table:formula="of:=&quot;    &quot; &amp; [istTable.$A22] &amp; &quot;: &quot; &amp; [istTable.N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O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P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Q22] &amp; &quot;,&quot;" office:value-type="string" office:string-value="    RO: 0.12," calcext:value-type="string">
            <text:p><text:s text:c="4"/>RO: 0.12,</text:p>
          </table:table-cell>
        </table:table-row>
        <table:table-row table:style-name="ro1">
          <table:table-cell table:formula="of:=&quot;    &quot; &amp; [istTable.$A23] &amp; &quot;: &quot; &amp; [istTable.B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C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D23] &amp; &quot;,&quot;" office:value-type="string" office:string-value="    RR: 0.12," calcext:value-type="string">
            <text:p><text:s text:c="4"/>RR: 0.12,</text:p>
          </table:table-cell>
          <table:table-cell table:style-name="ce4" table:formula="of:=&quot;    &quot; &amp; [istTable.$A23] &amp; &quot;: &quot; &amp; [istTable.E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F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G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H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I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J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K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L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M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N23] &amp; &quot;,&quot;" office:value-type="string" office:string-value="    RR: 0.07," calcext:value-type="string">
            <text:p><text:s text:c="4"/>RR: 0.07,</text:p>
          </table:table-cell>
          <table:table-cell table:formula="of:=&quot;    &quot; &amp; [istTable.$A23] &amp; &quot;: &quot; &amp; [istTable.O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P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Q23] &amp; &quot;,&quot;" office:value-type="string" office:string-value="    RR: 0.12," calcext:value-type="string">
            <text:p><text:s text:c="4"/>RR: 0.12,</text:p>
          </table:table-cell>
        </table:table-row>
        <table:table-row table:style-name="ro1">
          <table:table-cell table:formula="of:=&quot;    &quot; &amp; [istTable.$A24] &amp; &quot;: &quot; &amp; [istTable.B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C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D24] &amp; &quot;,&quot;" office:value-type="string" office:string-value="    SC: 0.12," calcext:value-type="string">
            <text:p><text:s text:c="4"/>SC: 0.12,</text:p>
          </table:table-cell>
          <table:table-cell table:style-name="ce4" table:formula="of:=&quot;    &quot; &amp; [istTable.$A24] &amp; &quot;: &quot; &amp; [istTable.E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F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G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H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I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J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K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L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M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N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O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P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Q24] &amp; &quot;,&quot;" office:value-type="string" office:string-value="    SC: 0.16," calcext:value-type="string">
            <text:p><text:s text:c="4"/>SC: 0.16,</text:p>
          </table:table-cell>
        </table:table-row>
        <table:table-row table:style-name="ro1">
          <table:table-cell table:formula="of:=&quot;    &quot; &amp; [istTable.$A25] &amp; &quot;: &quot; &amp; [istTable.B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C25] &amp; &quot;,&quot;" office:value-type="string" office:string-value="    SP: 0.07," calcext:value-type="string">
            <text:p><text:s text:c="4"/>SP: 0.07,</text:p>
          </table:table-cell>
          <table:table-cell table:formula="of:=&quot;    &quot; &amp; [istTable.$A25] &amp; &quot;: &quot; &amp; [istTable.D25] &amp; &quot;,&quot;" office:value-type="string" office:string-value="    SP: 0.18," calcext:value-type="string">
            <text:p><text:s text:c="4"/>SP: 0.18,</text:p>
          </table:table-cell>
          <table:table-cell table:style-name="ce4" table:formula="of:=&quot;    &quot; &amp; [istTable.$A25] &amp; &quot;: &quot; &amp; [istTable.E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F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G25] &amp; &quot;,&quot;" office:value-type="string" office:string-value="    SP: 0.18," calcext:value-type="string">
            <text:p><text:s text:c="4"/>SP: 0.18,</text:p>
          </table:table-cell>
          <table:table-cell table:formula="of:=&quot;    &quot; &amp; [istTable.$A25] &amp; &quot;: &quot; &amp; [istTable.H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I25] &amp; &quot;,&quot;" office:value-type="string" office:string-value="    SP: 0.17," calcext:value-type="string">
            <text:p><text:s text:c="4"/>SP: 0.17,</text:p>
          </table:table-cell>
          <table:table-cell table:formula="of:=&quot;    &quot; &amp; [istTable.$A25] &amp; &quot;: &quot; &amp; [istTable.J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K25] &amp; &quot;,&quot;" office:value-type="string" office:string-value="    SP: 0.07," calcext:value-type="string">
            <text:p><text:s text:c="4"/>SP: 0.07,</text:p>
          </table:table-cell>
          <table:table-cell table:formula="of:=&quot;    &quot; &amp; [istTable.$A25] &amp; &quot;: &quot; &amp; [istTable.L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M25] &amp; &quot;,&quot;" office:value-type="string" office:string-value="    SP: 0.07," calcext:value-type="string">
            <text:p><text:s text:c="4"/>SP: 0.07,</text:p>
          </table:table-cell>
          <table:table-cell table:formula="of:=&quot;    &quot; &amp; [istTable.$A25] &amp; &quot;: &quot; &amp; [istTable.N25] &amp; &quot;,&quot;" office:value-type="string" office:string-value="    SP: 0.18," calcext:value-type="string">
            <text:p><text:s text:c="4"/>SP: 0.18,</text:p>
          </table:table-cell>
          <table:table-cell table:formula="of:=&quot;    &quot; &amp; [istTable.$A25] &amp; &quot;: &quot; &amp; [istTable.O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P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Q25] &amp; &quot;,&quot;" office:value-type="string" office:string-value="    SP: 0.12," calcext:value-type="string">
            <text:p><text:s text:c="4"/>SP: 0.12,</text:p>
          </table:table-cell>
        </table:table-row>
        <table:table-row table:style-name="ro1">
          <table:table-cell table:formula="of:=&quot;    &quot; &amp; [istTable.$A26] &amp; &quot;: &quot; &amp; [istTable.B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C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D26] &amp; &quot;,&quot;" office:value-type="string" office:string-value="    SE: 0.12," calcext:value-type="string">
            <text:p><text:s text:c="4"/>SE: 0.12,</text:p>
          </table:table-cell>
          <table:table-cell table:style-name="ce4" table:formula="of:=&quot;    &quot; &amp; [istTable.$A26] &amp; &quot;: &quot; &amp; [istTable.E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F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G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H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I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J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K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L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M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N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O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P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Q26] &amp; &quot;,&quot;" office:value-type="string" office:string-value="    SE: 0.12," calcext:value-type="string">
            <text:p><text:s text:c="4"/>SE: 0.12,</text:p>
          </table:table-cell>
        </table:table-row>
        <table:table-row table:style-name="ro1">
          <table:table-cell table:formula="of:=&quot;    &quot; &amp; [istTable.$A27] &amp; &quot;: &quot; &amp; [istTable.B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C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D27]" office:value-type="string" office:string-value="    TO: 0.12" calcext:value-type="string">
            <text:p><text:s text:c="4"/>TO: 0.12</text:p>
          </table:table-cell>
          <table:table-cell table:style-name="ce4" table:formula="of:=&quot;    &quot; &amp; [istTable.$A27] &amp; &quot;: &quot; &amp; [istTable.E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F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G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H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I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J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K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L27]" office:value-type="string" office:string-value="    TO: 0.18" calcext:value-type="string">
            <text:p><text:s text:c="4"/>TO: 0.18</text:p>
          </table:table-cell>
          <table:table-cell table:formula="of:=&quot;    &quot; &amp; [istTable.$A27] &amp; &quot;: &quot; &amp; [istTable.M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N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O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P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Q27]" office:value-type="string" office:string-value="    TO: 0.12" calcext:value-type="string">
            <text:p><text:s text:c="4"/>TO: 0.12</text:p>
          </table:table-cell>
        </table:table-row>
        <table:table-row table:style-name="ro1">
          <table:table-cell table:number-columns-repeated="3" office:value-type="string" calcext:value-type="string">
            <text:p><text:s text:c="2"/>},</text:p>
          </table:table-cell>
          <table:table-cell table:style-name="ce4" office:value-type="string" calcext:value-type="string">
            <text:p><text:s text:c="2"/>},</text:p>
          </table:table-cell>
          <table:table-cell table:number-columns-repeated="11" office:value-type="string" calcext:value-type="string">
            <text:p><text:s text:c="2"/>},</text:p>
          </table:table-cell>
          <table:table-cell office:value-type="string" calcext:value-type="string">
            <text:p><text:s text:c="2"/>}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</text:p>
          </table:table-cell>
        </table:table-row>
        <table:table-row table:style-name="ro1" table:number-rows-repeated="27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 table:number-rows-repeated="27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 table:number-rows-repeated="27">
          <table:table-cell table:number-columns-repeated="16"/>
        </table:table-row>
        <table:table-row table:style-name="ro1" table:number-rows-repeated="104846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son Susumu Asaga</meta:initial-creator>
    <meta:creation-date>2018-11-21T08:07:51.573758000</meta:creation-date>
    <dc:date>2018-11-21T19:46:01.419622000</dc:date>
    <dc:creator>Edson Susumu Asaga</dc:creator>
    <meta:editing-duration>PT11H38M31S</meta:editing-duration>
    <meta:editing-cycles>3</meta:editing-cycles>
    <meta:generator>LibreOffice/6.1.2.1$MacOSX_X86_64 LibreOffice_project/65905a128db06ba48db947242809d14d3f9a93fe</meta:generator>
    <meta:document-statistic meta:table-count="6" meta:cell-count="1015" meta:object-count="0"/>
    <meta:user-defined meta:name=""/>
  </office:meta>
</office:document-meta>
</file>